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06BB592AF66AD5D94A6.png" manifest:media-type="image/png"/>
  <manifest:file-entry manifest:full-path="Pictures/10000001000004350000009065A1482AEFB1765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72c5"/>
    </style:style>
    <style:style style:name="P2" style:family="paragraph" style:parent-style-name="Standard">
      <style:paragraph-properties fo:break-before="page"/>
      <style:text-properties officeooo:paragraph-rsid="000372c5"/>
    </style:style>
    <style:style style:name="P3" style:family="paragraph" style:parent-style-name="Standard">
      <style:text-properties style:text-underline-style="none" officeooo:paragraph-rsid="000372c5"/>
    </style:style>
    <style:style style:name="P4" style:family="paragraph" style:parent-style-name="Contents_20_2">
      <style:paragraph-properties fo:text-align="center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Heading_20_2" style:list-style-name="">
      <style:text-properties officeooo:paragraph-rsid="000372c5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>
      <style:text-properties fo:font-size="10pt" fo:font-weight="normal" officeooo:rsid="000372c5" officeooo:paragraph-rsid="000372c5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weight="bold" officeooo:paragraph-rsid="000372c5" style:font-weight-asian="bold" style:font-weight-complex="bold"/>
    </style:style>
    <style:style style:name="P10" style:family="paragraph" style:parent-style-name="Standard" style:list-style-name="L4">
      <style:paragraph-properties fo:margin-top="0.101cm" fo:margin-bottom="0.101cm" style:contextual-spacing="false"/>
      <style:text-properties fo:font-weight="bold" officeooo:rsid="0007d1c0" officeooo:paragraph-rsid="0007d1c0" style:font-weight-asian="bold" style:font-weight-complex="bold"/>
    </style:style>
    <style:style style:name="P11" style:family="paragraph" style:parent-style-name="Standard">
      <style:text-properties officeooo:paragraph-rsid="000372c5"/>
    </style:style>
    <style:style style:name="P12" style:family="paragraph" style:parent-style-name="Standard">
      <style:paragraph-properties fo:break-before="page"/>
      <style:text-properties officeooo:paragraph-rsid="000372c5"/>
    </style:style>
    <style:style style:name="P13" style:family="paragraph" style:parent-style-name="Standard">
      <style:text-properties officeooo:paragraph-rsid="0007d1c0"/>
    </style:style>
    <style:style style:name="P14" style:family="paragraph" style:parent-style-name="Standard">
      <style:paragraph-properties fo:break-before="page"/>
      <style:text-properties officeooo:paragraph-rsid="0007d1c0"/>
    </style:style>
    <style:style style:name="P15" style:family="paragraph" style:parent-style-name="Standard">
      <style:paragraph-properties fo:text-align="center" style:justify-single-word="false"/>
      <style:text-properties officeooo:paragraph-rsid="0007d1c0"/>
    </style:style>
    <style:style style:name="P16" style:family="paragraph" style:parent-style-name="Standard">
      <style:text-properties officeooo:rsid="0007d1c0" officeooo:paragraph-rsid="0007d1c0"/>
    </style:style>
    <style:style style:name="P17" style:family="paragraph" style:parent-style-name="Standard">
      <style:paragraph-properties fo:margin-top="0.101cm" fo:margin-bottom="0.101cm" style:contextual-spacing="false"/>
      <style:text-properties officeooo:rsid="0007d1c0" officeooo:paragraph-rsid="0007d1c0"/>
    </style:style>
    <style:style style:name="P18" style:family="paragraph" style:parent-style-name="Standard" style:list-style-name="L3">
      <style:paragraph-properties fo:margin-top="0.101cm" fo:margin-bottom="0.101cm" style:contextual-spacing="false"/>
      <style:text-properties officeooo:rsid="0007d1c0" officeooo:paragraph-rsid="0007d1c0"/>
    </style:style>
    <style:style style:name="P19" style:family="paragraph" style:parent-style-name="Standard">
      <style:text-properties fo:font-style="normal" officeooo:rsid="0007d1c0" officeooo:paragraph-rsid="0007d1c0" style:font-style-asian="normal" style:font-style-complex="normal"/>
    </style:style>
    <style:style style:name="P20" style:family="paragraph" style:parent-style-name="Standard" style:list-style-name="L4">
      <style:paragraph-properties fo:margin-top="0.101cm" fo:margin-bottom="0.101cm" style:contextual-spacing="false"/>
      <style:text-properties fo:language="es" fo:country="ES" fo:font-weight="bold" officeooo:rsid="0007d1c0" officeooo:paragraph-rsid="0007d1c0" style:font-weight-asian="bold" style:font-weight-complex="bold"/>
    </style:style>
    <style:style style:name="P21" style:family="paragraph" style:parent-style-name="Standard" style:list-style-name="L4">
      <style:paragraph-properties fo:margin-top="0.101cm" fo:margin-bottom="0.101cm" style:contextual-spacing="false"/>
      <style:text-properties fo:language="es" fo:country="ES" fo:font-weight="normal" officeooo:rsid="0007d1c0" officeooo:paragraph-rsid="0007d1c0" style:font-weight-asian="normal" style:font-weight-complex="normal"/>
    </style:style>
    <style:style style:name="P22" style:family="paragraph" style:parent-style-name="Text_20_body">
      <style:paragraph-properties fo:margin-top="0cm" fo:margin-bottom="0.146cm" style:contextual-spacing="false"/>
      <style:text-properties officeooo:rsid="0007d1c0" officeooo:paragraph-rsid="0007d1c0"/>
    </style:style>
    <style:style style:name="P23" style:family="paragraph" style:parent-style-name="Text_20_body" style:list-style-name="L2">
      <style:paragraph-properties fo:margin-top="0cm" fo:margin-bottom="0.146cm" style:contextual-spacing="false"/>
      <style:text-properties officeooo:rsid="0007d1c0" officeooo:paragraph-rsid="0007d1c0"/>
    </style:style>
    <style:style style:name="P24" style:family="paragraph" style:parent-style-name="Text_20_body" style:list-style-name="L1">
      <style:paragraph-properties fo:margin-top="0cm" fo:margin-bottom="0.146cm" style:contextual-spacing="false"/>
      <style:text-properties officeooo:paragraph-rsid="0007d1c0"/>
    </style:style>
    <style:style style:name="P25" style:family="paragraph" style:parent-style-name="Text_20_body" style:list-style-name="L2">
      <style:paragraph-properties fo:margin-top="0cm" fo:margin-bottom="0.146cm" style:contextual-spacing="false"/>
      <style:text-properties officeooo:paragraph-rsid="0007d1c0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2c5" style:font-weight-asian="bold" style:font-weight-complex="bold"/>
    </style:style>
    <style:style style:name="T3" style:family="text">
      <style:text-properties fo:font-weight="bold" officeooo:rsid="0007d1c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d1c0" style:font-weight-asian="normal" style:font-weight-complex="normal"/>
    </style:style>
    <style:style style:name="T6" style:family="text">
      <style:text-properties fo:font-size="10pt" fo:font-weight="normal" officeooo:rsid="000372c5" style:font-size-asian="10pt" style:font-weight-asian="normal" style:font-size-complex="10pt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7d1c0"/>
    </style:style>
    <style:style style:name="T10" style:family="text">
      <style:text-properties fo:font-size="32pt" style:font-size-asian="28pt" style:font-size-complex="32pt"/>
    </style:style>
    <style:style style:name="T11" style:family="text">
      <style:text-properties fo:font-size="32pt" fo:font-style="italic" officeooo:rsid="0007d1c0" style:font-size-asian="28pt" style:font-style-asian="italic" style:font-size-complex="32pt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07d1c0" style:font-size-asian="16pt" style:font-size-complex="16pt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n2" text:anchor-type="char" svg:width="17cm" svg:height="2cm" draw:z-index="6"><draw:image xlink:href="Pictures/100000010000038D0000006BB592AF66AD5D94A6.png" xlink:type="simple" xlink:show="embed" xlink:actuate="onLoad" draw:mime-type="image/png"/></draw:frame><text:line-break/><text:span text:style-name="T11">Jose Alba Arrufat</text:span></text:p>
      <text:p text:style-name="P15"><text:span text:style-name="T11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4"><text:a xlink:type="simple" xlink:href="#__RefHeading___Toc393_3739578076" text:style-name="Internet_20_link" text:visited-style-name="Visited_20_Internet_20_Link"><text:span text:style-name="T12">Ejercicio </text:span><text:span text:style-name="T13">1</text:span></text:a></text:p>
          <text:p text:style-name="P4"><text:a xlink:type="simple" xlink:href="#__RefHeading___Toc395_3739578076" text:style-name="Internet_20_link" text:visited-style-name="Visited_20_Internet_20_Link"><text:span text:style-name="T13">Ejercicio 2</text:span></text:a></text:p>
          <text:p text:style-name="P4"><text:a xlink:type="simple" xlink:href="#__RefHeading___Toc397_3739578076" text:style-name="Internet_20_link" text:visited-style-name="Visited_20_Internet_20_Link"><text:span text:style-name="T13">Ejercicio 3</text:span></text:a></text:p>
          <text:p text:style-name="P4"><text:a xlink:type="simple" xlink:href="#__RefHeading___Toc399_3739578076" text:style-name="Internet_20_link" text:visited-style-name="Visited_20_Internet_20_Link"><text:span text:style-name="T13">Ejercicio 4</text:span></text:a></text:p>
          <text:p text:style-name="P4"><text:a xlink:type="simple" xlink:href="#__RefHeading___Toc401_3739578076" text:style-name="Internet_20_link" text:visited-style-name="Visited_20_Internet_20_Link"><text:span text:style-name="T13">Ejercicio 5</text:span></text:a></text:p>
          <text:p text:style-name="P4"><text:a xlink:type="simple" xlink:href="#__RefHeading___Toc403_3739578076" text:style-name="Internet_20_link" text:visited-style-name="Visited_20_Internet_20_Link"><text:span text:style-name="T13">Ejercicio 6</text:span></text:a></text:p>
          <text:p text:style-name="P4"><text:a xlink:type="simple" xlink:href="#__RefHeading___Toc405_3739578076" text:style-name="Internet_20_link" text:visited-style-name="Visited_20_Internet_20_Link"><text:span text:style-name="T13">Ejercicio 7</text:span></text:a></text:p>
          <text:p text:style-name="P4"><text:a xlink:type="simple" xlink:href="#__RefHeading___Toc407_3739578076" text:style-name="Internet_20_link" text:visited-style-name="Visited_20_Internet_20_Link"><text:span text:style-name="T13">Ejercicio 8</text:span></text:a></text:p>
        </text:index-body>
      </text:table-of-content>
      <text:p text:style-name="P15"><text:span text:style-name="T11"/></text:p>
      <text:p text:style-name="P19"><text:span text:style-name="T10"/></text:p>
      <text:p text:style-name="P14"><text:span text:style-name="T11"/></text:p>
      <text:p text:style-name="P13"/>
      <text:p text:style-name="P13"><text:span text:style-name="T1">Unidad 0.</text:span><text:span text:style-name="T2"><text:line-break/></text:span></text:p>
      <text:p text:style-name="P1"><text:span text:style-name="T2">Ejercicio obligatorio. </text:span><text:span text:style-name="T6">(Responded las siguientes cuestiones utilizando vuestras propias palabras).</text:span></text:p>
      <text:p text:style-name="P8"/>
      <text:h text:style-name="Heading_20_2" text:outline-level="2"><text:bookmark-start text:name="__RefHeading___Toc393_3739578076"/><text:span text:style-name="T1">1.-</text:span> Explicad con vuestras palabras qué es un programa informático, qué son las instrucciones de un lenguaje, qué son los datos de un programa y qué relación existe entre estos tres conceptos.<text:bookmark-end text:name="__RefHeading___Toc393_3739578076"/></text:h>
      <text:p text:style-name="P1"/>
      <text:p text:style-name="P1">- <text:span text:style-name="T3">Programa informático</text:span><text:span text:style-name="T9">: Uno o múltiples archivos que se dedican a hacer una o múltiples tareas a través del siguiente concepto.</text:span></text:p>
      <text:p text:style-name="P1"/>
      <text:p text:style-name="P1">- <text:span text:style-name="T3">Instrucciones de un lenguaje</text:span><text:span text:style-name="T9">:</text:span> <text:span text:style-name="T9">Son las pautas que han de seguir los programas para ejecutarse, su estructura depende según del lenguaje utilizado, y también sus funciones.</text:span></text:p>
      <text:p text:style-name="P1"/>
      <text:p text:style-name="P13">- <text:span text:style-name="T3">Datos</text:span><text:span text:style-name="T9">: El espacio que un programa informático ocupa dentro de la memoria, y como este interactuá dentro del sistema.</text:span></text:p>
      <text:p text:style-name="P13"><text:span text:style-name="T9">[</text:span><text:span text:style-name="T3">ESTA PARTE NO SE DEFINIRLA MUY BIEN</text:span><text:span text:style-name="T9">] </text:span></text:p>
      <text:p text:style-name="P1"/>
      <text:p text:style-name="P1"/>
      <text:h text:style-name="Heading_20_2" text:outline-level="2"><text:bookmark-start text:name="__RefHeading___Toc395_3739578076"/><text:span text:style-name="T1">2.-</text:span> Definid brevemente y utilizando vuestras palabras, qué es el «Código fuente», «Código objeto», «Código ejecutable» y el enlazador o «Linker».<text:bookmark-end text:name="__RefHeading___Toc395_3739578076"/></text:h>
      <text:p text:style-name="P1"/>
      <text:p text:style-name="P1">- <text:span text:style-name="T3">Código fuente</text:span><text:span text:style-name="T9">: Es el código que escriben los programadores dentro de los programas.</text:span></text:p>
      <text:p text:style-name="P1"/>
      <text:p text:style-name="P1">- <text:span text:style-name="T3">Código objeto</text:span><text:span text:style-name="T9">: Es la compilación del código fuente, esto con propósito de la comprensión del programa dentro del sistema.</text:span></text:p>
      <text:p text:style-name="P1"/>
      <text:p text:style-name="P1">- <text:span text:style-name="T3">Código ejecutable</text:span><text:span text:style-name="T9">: Un programa que se puede ejecutar correctamente.</text:span></text:p>
      <text:p text:style-name="P1"/>
      <text:p text:style-name="P1">- <text:span text:style-name="T3">Linker</text:span><text:span text:style-name="T9">: Es la parte que se encarga de montar un programa en ejecución dentro del entendimiento del sistema para su correcta ejecución.</text:span></text:p>
      <text:p text:style-name="P1"/>
      <text:h text:style-name="P6" text:outline-level="2"><text:span text:style-name="T1"/></text:h>
      <text:h text:style-name="P7" text:outline-level="2"><text:span text:style-name="T1"/></text:h>
      <text:h text:style-name="Heading_20_2" text:outline-level="2"><text:bookmark-start text:name="__RefHeading___Toc397_3739578076"/><text:span text:style-name="T1">3.-</text:span> Investiga los diferentes «tipos» de lenguajes de programación<text:span text:style-name="T14"> (1ª – 5ª generación)</text:span>, explica brevemente en qué consiste cada tipo e indica los lenguajes representativos de cada tipo.<text:bookmark-end text:name="__RefHeading___Toc397_3739578076"/></text:h>
      <text:p text:style-name="P22">1. - <text:span text:style-name="T1">Primera generación</text:span>: Estos son los primeros lenguajes de programación en ser creados, estos tenían las limitaciones de su respectiva época, donde su legibilidad era complicada pa’ nosotros y dependían de tarjetas agujereadas para funcionar, eso fue más o menos en el cretácico.</text:p>
      <text:p text:style-name="P22">Algunos de los lenguajes que podemos encontrar son:</text:p>
      <text:list text:style-name="L1">
        <text:list-item>
          <text:p text:style-name="P24">Regional Assembly Language</text:p>
        </text:list-item>
        <text:list-item>
          <text:p text:style-name="P24">Autocoder</text:p>
        </text:list-item>
        <text:list-item>
          <text:p text:style-name="P24">IPL</text:p>
        </text:list-item>
        <text:list-item>
          <text:p text:style-name="P24">FLOW-MATIC</text:p>
        </text:list-item>
        <text:list-item>
          <text:p text:style-name="P24">FORTRAN</text:p>
        </text:list-item>
        <text:list-item>
          <text:p text:style-name="P24">COMTRAN</text:p>
        </text:list-item>
        <text:list-item>
          <text:p text:style-name="P24">LISP</text:p>
        </text:list-item>
      </text:list>
      <text:p text:style-name="P22">2. - <text:span text:style-name="T1">Segunda generación</text:span>: Aquí nos encontramos con los lenguajes ensambladores, en está generación se busco simplificar el entendimiento de los lenguajes de programación a nivel humano (pa’ que se entendiese que chotas hay escrito dentro de los programas).</text:p>
      <text:p text:style-name="P22">En su mayoría eran <office:annotation office:name="__Annotation__409_3739578076" loext:resolved="false"><dc:creator>Autor desconocido</dc:creator><dc:date>2024-01-21T10:38:59.400000000</dc:date><text:p text:style-name="P26"><text:span text:style-name="T17">That’s means que es difícil de leer a nivel humano</text:span></text:p></office:annotation>lenguajes de bajo nivel<office:annotation-end office:name="__Annotation__409_3739578076"/>, pero más legibles que los de 1a generación.</text:p>
      <text:p text:style-name="P22">[<text:span text:style-name="T1">NO ENCONTRE LENGUAJES DE SEGUNDA GENERACIÓN &gt;_&gt;</text:span>]</text:p>
      <text:p text:style-name="P22"/>
      <text:p text:style-name="P22">3. - <text:span text:style-name="T1">Tercera generación</text:span><text:span text:style-name="T4">: Aquí en adelante todas las generaciones ya son de </text:span><text:span text:style-name="T4"><office:annotation office:name="__Annotation__410_3739578076" loext:resolved="false"><dc:creator>Autor desconocido</dc:creator><dc:date>2024-01-21T10:45:07.150000000</dc:date><text:p text:style-name="P26"><text:span text:style-name="T17">Son legibles a nivel humano</text:span></text:p></office:annotation></text:span><text:span text:style-name="T4">alto nivel</text:span><office:annotation-end office:name="__Annotation__410_3739578076"/><text:span text:style-name="T4">, aparte de la mejora de legibilidad, en estos lenguajes se simplificaron instrucciones complejas y extensas a 1 instrucción simple [</text:span><text:span text:style-name="T1">del calibre de los métodos en Java a mi entender</text:span><text:span text:style-name="T4">].</text:span></text:p>
      <text:p text:style-name="P22"><text:span text:style-name="T4">Simplificando bastante la programación y haciendola más cómoda dentro de lo que cabe.</text:span></text:p>
      <text:p text:style-name="P22"><text:span text:style-name="T4">Algunos de los lenguajes que podemos encontrar son:</text:span></text:p>
      <text:list xml:id="list836351397" text:style-name="L2">
        <text:list-item>
          <text:p text:style-name="P25"><text:span text:style-name="T5">COBOL</text:span></text:p>
        </text:list-item>
        <text:list-item>
          <text:p text:style-name="P23"><text:span text:style-name="T4">BASIC</text:span></text:p>
        </text:list-item>
        <text:list-item>
          <text:p text:style-name="P23"><text:span text:style-name="T4">FORTRAN</text:span></text:p>
        </text:list-item>
        <text:list-item>
          <text:p text:style-name="P23"><text:span text:style-name="T4">C</text:span></text:p>
        </text:list-item>
        <text:list-item>
          <text:p text:style-name="P25"><text:span text:style-name="T5">PASCAL</text:span></text:p>
        </text:list-item>
        <text:list-item>
          <text:p text:style-name="P23"><text:span text:style-name="T4">Java</text:span></text:p>
        </text:list-item>
      </text:list>
      <text:p text:style-name="P2"/>
      <text:p text:style-name="P17">4. - <text:span text:style-name="T1">Cuarta generación</text:span>: Lenguajes que simplifican aún más la vida, y son aún más legibles pa’ humanos.</text:p>
      <text:p text:style-name="P17"><text:span text:style-name="T4">Algunos de los lenguajes que podemos encontrar son:</text:span></text:p>
      <text:list text:style-name="L3">
        <text:list-item>
          <text:p text:style-name="P18"><text:span text:style-name="T4">Unix Shell</text:span></text:p>
        </text:list-item>
        <text:list-item>
          <text:p text:style-name="P18"><text:span text:style-name="T4">Perl</text:span></text:p>
        </text:list-item>
        <text:list-item>
          <text:p text:style-name="P18"><text:span text:style-name="T4">PHP</text:span></text:p>
        </text:list-item>
        <text:list-item>
          <text:p text:style-name="P18"><text:span text:style-name="T4">Python</text:span></text:p>
        </text:list-item>
        <text:list-item>
          <text:p text:style-name="P18"><text:span text:style-name="T4">Ruby</text:span></text:p>
        </text:list-item>
        <text:list-item>
          <text:p text:style-name="P18"><text:span text:style-name="T4">SQL</text:span></text:p>
        </text:list-item>
      </text:list>
      <text:p text:style-name="P17"><text:span text:style-name="T4"/></text:p>
      <text:p text:style-name="P17"><text:span text:style-name="T4">5. - </text:span><text:span text:style-name="T1">Quinta generación</text:span><text:span text:style-name="T4">: Aún más soporte legible para humanos a niveles insospechables y soporte de herramientas e integraciones útiles.</text:span></text:p>
      <text:p text:style-name="P17"><text:span text:style-name="T4">Algunos de los lenguajes que podemos encontrar son:</text:span></text:p>
      <text:list text:style-name="L4">
        <text:list-item>
          <text:p text:style-name="P10"><text:span text:style-name="T15">Mercury</text:span> </text:p>
        </text:list-item>
        <text:list-item>
          <text:p text:style-name="P20"><text:span text:style-name="T4">OPS5</text:span> </text:p>
        </text:list-item>
        <text:list-item>
          <text:p text:style-name="P21">Prolog <text:tab/></text:p>
        </text:list-item>
      </text:list>
      <text:p text:style-name="P17"><text:span text:style-name="T4"/></text:p>
      <text:p text:style-name="P16"/>
      <text:h text:style-name="Heading_20_2" text:outline-level="2"><text:bookmark-start text:name="__RefHeading___Toc399_3739578076"/><text:span text:style-name="T1">4.-</text:span> Indicad la diferencia entre un compilador y un intérprete de órdenes. Citad un par de ejemplos de lenguajes interpretados.<text:bookmark-end text:name="__RefHeading___Toc399_3739578076"/></text:h>
      <text:p text:style-name="P16">El compilador trata de ejecutar de una un programa a través de un archivo ejecutable que el mismo compilador genera.</text:p>
      <text:p text:style-name="P16">El interprete lo guarda dentro de lo memoria, lo traduce y ejecuta hasta que se acabe su ejecución, estos son versátiles ya que se pueden ejecutar en cualquier cosa que disponga de un sistema operativo.</text:p>
      <text:p text:style-name="P16"/>
      <text:p text:style-name="P16">Los navegadores por ejemplo, usan interprete.</text:p>
      <text:p text:style-name="P16"/>
      <text:p text:style-name="P16"><office:annotation office:name="__Annotation__423_3739578076" loext:resolved="false"><dc:creator>Autor desconocido</dc:creator><dc:date>2024-01-21T11:19:19.913000000</dc:date><text:p text:style-name="P26"><text:span text:style-name="T17">Es posible que me equivoque, pero pienso que tiene sentido, le eche un ojo rápido y dentro de como se utilizan los compiladores, me cuadra con el debug que tiene.</text:span></text:p><text:p text:style-name="P26"><text:span text:style-name="T17"><text:line-break/></text:span><text:span text:style-name="T17">Pero vamos, capaz me vine arriba xD</text:span></text:p></office:annotation>Los IDE de JetBrains, por ejemplo IntellJetBrains, tiene una función de debugger que utilizan un compilador para ejecutar el código<office:annotation-end office:name="__Annotation__423_3739578076"/>.</text:p>
      <text:p text:style-name="P1"/>
      <text:h text:style-name="Heading_20_2" text:outline-level="2"><text:bookmark-start text:name="__RefHeading___Toc401_3739578076"/><text:span text:style-name="T1">5.-</text:span> Explicad el concepto de máquina virtual aplicado a la programación y su relación con los bytecodes.<text:bookmark-end text:name="__RefHeading___Toc401_3739578076"/></text:h>
      <text:p text:style-name="P16">El concepto de la máquina virtual es agarrar, y emular a través del software lo que sería un PC.</text:p>
      <text:p text:style-name="P16">Básicamente es un emulador de ordenador dentro de tu ordenador.</text:p>
      <text:p text:style-name="P16"/>
      <text:p text:style-name="P16">El bytecode es el código que se utiliza para ejecutar las máquinas virtuales básicamente.</text:p>
      <text:h text:style-name="Heading_20_2" text:outline-level="2"><text:bookmark-start text:name="__RefHeading___Toc403_3739578076"/><text:soft-page-break/><text:span text:style-name="T1">6.-</text:span> Explicad con vuestras palabras los paradigmas de programación Estructurado, Funcional y Orientado a objetos. Intentad diferenciar en qué consiste cada uno, posibles ventajas e inconvenientes.<text:bookmark-end text:name="__RefHeading___Toc403_3739578076"/></text:h>
      <text:p text:style-name="P1">- <text:span text:style-name="T3">Estructurado</text:span><text:span text:style-name="T9">: Es una manera de orientar de manera manual la programación para que sea más fácilmente legible a nivel humano y no sea un tinglao’ de leer.</text:span></text:p>
      <text:p text:style-name="P1"/>
      <text:p text:style-name="P1">- <text:span text:style-name="T3">Funcional</text:span><text:span text:style-name="T9">: Este paradigma es pensar en que estamos haciendo y como funcionara finalmente. Esto para definir nuestra manera de estructurar finalmente el código. Pues es un tópico que cada programador coloque cosas en sitios distintos por costumbres.</text:span></text:p>
      <text:p text:style-name="P1"/>
      <text:p text:style-name="P1">- <text:span text:style-name="T3">POO</text:span><text:span text:style-name="T9">: Es utilizar recursos internos como solución, a groso modo, que nosotros creemos cosas que emulen ser objetos u cualquier cosa de nuestra realidad para implicarlo en el código.</text:span></text:p>
      <text:p text:style-name="P1"/>
      <text:h text:style-name="Heading_20_2" text:outline-level="2"><text:bookmark-start text:name="__RefHeading___Toc405_3739578076"/><text:span text:style-name="T1">7.- </text:span>Explicad brevemente en qué consisten las diferentes fases de desarrollo de programas (Análisis, Diseño, Programación, pruebas y Mantenimiento).<text:bookmark-end text:name="__RefHeading___Toc405_3739578076"/></text:h>
      <text:p text:style-name="P1"><text:a xlink:type="simple" xlink:href="http://proyectosguerrilla.com/blog/2013/02/las-cinco-etapas-en-la-ingenieria-del-software/" text:style-name="Internet_20_link" text:visited-style-name="Visited_20_Internet_20_Link">http://proyectosguerrilla.com/blog/2013/02/las-cinco-etapas-en-la-ingenieria-del-software/</text:a><text:line-break/></text:p>
      <text:p text:style-name="P1"><text:span text:style-name="T9">1. - </text:span><text:span text:style-name="T3">Análisis</text:span><text:span text:style-name="T9">: Ver que es lo que te piden, verificar 100% que es esa concepción que te has hecho en tu cabeza, y ponerte al lío.</text:span></text:p>
      <text:p text:style-name="P1"/>
      <text:p text:style-name="P1"><text:span text:style-name="T9">2. </text:span>- <text:span text:style-name="T1">Diseño</text:span><text:span text:style-name="T9">: Consiste en pensar como lo harás y tener en consideración como puede reaccionar el programa dentro de un sistema.</text:span></text:p>
      <text:p text:style-name="P1"/>
      <text:p text:style-name="P1"><text:span text:style-name="T9">3. </text:span>- <text:span text:style-name="T1">Programación</text:span><text:span text:style-name="T9">: La parte en la que tu a mano te pones a hacer el código.</text:span></text:p>
      <text:p text:style-name="P1"/>
      <text:p text:style-name="P1"><text:span text:style-name="T9">4. </text:span>- <text:span text:style-name="T3">P</text:span><text:span text:style-name="T1">ruebas</text:span><text:span text:style-name="T9">: La parte de betatester, tratas de ver que el programa se ejecute correctamente y ver que no haya ninguna rotura por dentro.</text:span></text:p>
      <text:p text:style-name="P1"/>
      <text:p text:style-name="P1"><text:span text:style-name="T9">5. </text:span>- <text:span text:style-name="T1">Mantenimiento</text:span><text:span text:style-name="T9">: Corregir cualquier error que haya surgido en el período de pruebas.</text:span></text:p>
      <text:p text:style-name="P2"/>
      <text:h text:style-name="Heading_20_2" text:outline-level="2"><text:bookmark-start text:name="__RefHeading___Toc407_3739578076"/><text:span text:style-name="T1">8.- </text:span>Existen diferentes modelos de desarrollo de programas y estos cambian en función de la forma en la que se realizan las diferentes fases de desarrollo. Entre otras tenemos el desarrollo en cascada, en V y en espiral. Indicad para cada afirmación, el modelo al que se puede asociar de los tres citados anteriormente:<text:bookmark-end text:name="__RefHeading___Toc407_3739578076"/></text:h>
      <text:p text:style-name="P1"/>
      <text:p text:style-name="P1">● Hasta que no termina una fase, no comienza la siguiente. <text:span text:style-name="T1">Modelo</text:span>:</text:p>
      <text:p text:style-name="P1"/>
      <text:p text:style-name="P1">● Un error de diseño en la etapa de pruebas requiere modificar el diseño del código y una</text:p>
      <text:p text:style-name="P1">nueva programación. <text:span text:style-name="T1">Modelo</text:span>:</text:p>
      <text:p text:style-name="P1"/>
      <text:p text:style-name="P1">● El programa se desarrolla en una serie de versiones incrementales. <text:span text:style-name="T1">Modelo</text:span>:</text:p>
      <text:p text:style-name="P1"/>
      <text:p text:style-name="P1">● Introduce dentro del modelo de desarrollo un análisis de riesgos asociados. <text:span text:style-name="T8">Modelo</text:span>:</text:p>
      <text:p text:style-name="P1"/>
      <text:p text:style-name="P1">(ver recursos en la siguiente página)</text:p>
      <text:p text:style-name="P1"/>
      <text:p text:style-name="P9">Recursos:</text:p>
      <text:p text:style-name="P1"><text:a xlink:type="simple" xlink:href="http://www.tutorialspoint.com/sp/software_engineering/software_development_life_cycle.htm" text:style-name="Internet_20_link" text:visited-style-name="Visited_20_Internet_20_Link">http://www.tutorialspoint.com/sp/software_engineering/software_development_life_cycle.htm</text:a></text:p>
      <text:p text:style-name="P1"/>
      <text:p text:style-name="P1"><text:a xlink:type="simple" xlink:href="http://modeloespiral.blogspot.com.es/" text:style-name="Internet_20_link" text:visited-style-name="Visited_20_Internet_20_Link">http://modeloespiral.blogspot.com.es/</text:a></text:p>
      <text:p text:style-name="P1"/>
      <text:p text:style-name="P1"><text:a xlink:type="simple" xlink:href="http://ingsoftware.weebly.com/ciclo-de-vida-en-v.html" text:style-name="Internet_20_link" text:visited-style-name="Visited_20_Internet_20_Link">http://ingsoftware.weebly.com/ciclo-de-vida-en-v.htm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132cm" svg:y="-1.376cm" svg:width="17cm" svg:height="2.272cm" draw:z-index="5"><draw:image xlink:href="Pictures/10000001000004350000009065A1482AEFB1765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3:07.572759015</meta:creation-date>
    <dc:date>2024-01-21T11:43:44.700000000</dc:date>
    <meta:editing-duration>PT2H20M7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6" meta:paragraph-count="88" meta:word-count="1064" meta:character-count="6673" meta:non-whitespace-character-count="5710"/>
  </office:meta>
</office:document-meta>
</file>